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5"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4-09">
            <text:p>09/04/12</text:p>
          </table:table-cell>
          <table:table-cell table:style-name="ce5"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5" table:formula="of:=SUM([.C2:.C68])" office:value-type="float" office:value="252">
            <text:p>252</text:p>
          </table:table-cell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2"/>
          <table:table-cell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0">
            <text:p>0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 table:number-rows-repeated="37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3">
            <text:p>3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71]" office:value-type="float" office:value="252">
            <text:p>252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0">
            <text:p>0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3">
            <text:p>3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403">
            <text:p>4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7">17/04/2012</text:date>, <text:time>09:29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4-17T09:29:40</dc:date>
    <meta:editing-duration>PT1H5M45S</meta:editing-duration>
    <meta:editing-cycles>84</meta:editing-cycles>
    <meta:generator>LibreOffice/3.4$Unix LibreOffice_project/340m1$Build-302</meta:generator>
    <meta:document-statistic meta:table-count="5" meta:cell-count="240" meta:object-count="0"/>
  </office:meta>
</office:document-meta>
</file>